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11-13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6-05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3-06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10-28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2-13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12-19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10-03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6-14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2-03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10-11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6-21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2-10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12-14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10-14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6-09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2-18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12581818182" calcext:value-type="float">
            <text:p>3.5351258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176937931034" calcext:value-type="float">
            <text:p>3.96176937931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50492" calcext:value-type="float">
            <text:p>3.975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210096551724" calcext:value-type="float">
            <text:p>3.8821009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87848" calcext:value-type="float">
            <text:p>4.348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3144" calcext:value-type="float">
            <text:p>4.0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967613793103" calcext:value-type="float">
            <text:p>3.39967613793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57288" calcext:value-type="float">
            <text:p>3.26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017351724138" calcext:value-type="float">
            <text:p>3.2801735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74304" calcext:value-type="float">
            <text:p>3.367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8703" calcext:value-type="float">
            <text:p>3.3387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926116129032" calcext:value-type="float">
            <text:p>2.83926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9792" calcext:value-type="float">
            <text:p>2.77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76015483871" calcext:value-type="float">
            <text:p>2.63760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66752" calcext:value-type="float">
            <text:p>2.506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15638709677" calcext:value-type="float">
            <text:p>2.13615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118812903226" calcext:value-type="float">
            <text:p>2.18118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3016" calcext:value-type="float">
            <text:p>2.362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86944516129" calcext:value-type="float">
            <text:p>2.77869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55848" calcext:value-type="float">
            <text:p>2.87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50735483871" calcext:value-type="float">
            <text:p>2.96550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24957142857" calcext:value-type="float">
            <text:p>3.194249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49135483871" calcext:value-type="float">
            <text:p>3.21849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904025806452" calcext:value-type="float">
            <text:p>3.579040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1936" calcext:value-type="float">
            <text:p>3.5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484722580645" calcext:value-type="float">
            <text:p>3.48484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0344" calcext:value-type="float">
            <text:p>3.37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917909677419" calcext:value-type="float">
            <text:p>3.55917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153316129032" calcext:value-type="float">
            <text:p>3.49153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226" calcext:value-type="float">
            <text:p>3.459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65864" calcext:value-type="float">
            <text:p>3.72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25006451613" calcext:value-type="float">
            <text:p>3.67225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45942857143" calcext:value-type="float">
            <text:p>3.621459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908077419355" calcext:value-type="float">
            <text:p>3.55908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71767741936" calcext:value-type="float">
            <text:p>3.480717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7392" calcext:value-type="float">
            <text:p>3.526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611677419355" calcext:value-type="float">
            <text:p>3.46611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18928" calcext:value-type="float">
            <text:p>3.561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91690322581" calcext:value-type="float">
            <text:p>3.30491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952077419355" calcext:value-type="float">
            <text:p>3.26952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6196" calcext:value-type="float">
            <text:p>3.255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964206451613" calcext:value-type="float">
            <text:p>3.37964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916" calcext:value-type="float">
            <text:p>3.645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308877419355" calcext:value-type="float">
            <text:p>3.62308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21442857143" calcext:value-type="float">
            <text:p>3.566214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62815483871" calcext:value-type="float">
            <text:p>3.50628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323380645161" calcext:value-type="float">
            <text:p>3.33323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45272" calcext:value-type="float">
            <text:p>3.35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2683870968" calcext:value-type="float">
            <text:p>3.23692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0404" calcext:value-type="float">
            <text:p>3.0410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41264516129" calcext:value-type="float">
            <text:p>2.87141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247690322581" calcext:value-type="float">
            <text:p>2.83247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57396" calcext:value-type="float">
            <text:p>2.9457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529290322581" calcext:value-type="float">
            <text:p>3.26529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17936" calcext:value-type="float">
            <text:p>3.63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143458064516" calcext:value-type="float">
            <text:p>3.66143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380813793103" calcext:value-type="float">
            <text:p>3.69380813793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451716129032" calcext:value-type="float">
            <text:p>3.74451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405987096774" calcext:value-type="float">
            <text:p>3.99405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332" calcext:value-type="float">
            <text:p>4.05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137329032258" calcext:value-type="float">
            <text:p>4.03137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06932" calcext:value-type="float">
            <text:p>3.9206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68015483871" calcext:value-type="float">
            <text:p>3.85680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376193548387" calcext:value-type="float">
            <text:p>4.04376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5474" calcext:value-type="float">
            <text:p>3.665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04624516129" calcext:value-type="float">
            <text:p>3.97046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63544" calcext:value-type="float">
            <text:p>4.15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584103225807" calcext:value-type="float">
            <text:p>4.135841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580442857143" calcext:value-type="float">
            <text:p>4.095804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488103225807" calcext:value-type="float">
            <text:p>4.074881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58815483871" calcext:value-type="float">
            <text:p>4.11588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7716" calcext:value-type="float">
            <text:p>4.07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982038709677" calcext:value-type="float">
            <text:p>4.019820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36244" calcext:value-type="float">
            <text:p>3.9036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88025806452" calcext:value-type="float">
            <text:p>3.822880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301858064516" calcext:value-type="float">
            <text:p>4.14301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876" calcext:value-type="float">
            <text:p>4.0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069883870968" calcext:value-type="float">
            <text:p>4.46069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7264" calcext:value-type="float">
            <text:p>4.465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925290322581" calcext:value-type="float">
            <text:p>4.46925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62228571429" calcext:value-type="float">
            <text:p>4.434622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513496774194" calcext:value-type="float">
            <text:p>4.43513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51070967742" calcext:value-type="float">
            <text:p>4.56551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7064" calcext:value-type="float">
            <text:p>4.559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78658064516" calcext:value-type="float">
            <text:p>4.57278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06284" calcext:value-type="float">
            <text:p>4.5706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814812903226" calcext:value-type="float">
            <text:p>4.52814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707793548387" calcext:value-type="float">
            <text:p>4.66707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57848" calcext:value-type="float">
            <text:p>4.47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320580645161" calcext:value-type="float">
            <text:p>4.63320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34044" calcext:value-type="float">
            <text:p>4.683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93961290323" calcext:value-type="float">
            <text:p>4.72793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5924" calcext:value-type="float">
            <text:p>4.72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10735483871" calcext:value-type="float">
            <text:p>4.71810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40856" calcext:value-type="float">
            <text:p>4.444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36910344827" calcext:value-type="float">
            <text:p>4.398369103448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356" calcext:value-type="float">
            <text:p>4.3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4915862069" calcext:value-type="float">
            <text:p>4.248491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00128" calcext:value-type="float">
            <text:p>3.760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704524137931" calcext:value-type="float">
            <text:p>3.607045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16910344828" calcext:value-type="float">
            <text:p>3.5601691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95862068965" calcext:value-type="float">
            <text:p>3.767958620689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03888" calcext:value-type="float">
            <text:p>3.720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2652" calcext:value-type="float">
            <text:p>3.692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734666666667" calcext:value-type="float">
            <text:p>3.747346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692" calcext:value-type="float">
            <text:p>3.37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867814285714" calcext:value-type="float">
            <text:p>3.248678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69422222222" calcext:value-type="float">
            <text:p>3.1696942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680896" calcext:value-type="float">
            <text:p>2.9368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162514285714" calcext:value-type="float">
            <text:p>2.951625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416028571429" calcext:value-type="float">
            <text:p>3.024160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935642857143" calcext:value-type="float">
            <text:p>3.559356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496757142857" calcext:value-type="float">
            <text:p>3.604967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59288" calcext:value-type="float">
            <text:p>3.595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6508" calcext:value-type="float">
            <text:p>3.55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2624" calcext:value-type="float">
            <text:p>3.547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18775483871" calcext:value-type="float">
            <text:p>3.32187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9328" calcext:value-type="float">
            <text:p>3.2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546658064516" calcext:value-type="float">
            <text:p>3.15546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3956" calcext:value-type="float">
            <text:p>2.987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98224516129" calcext:value-type="float">
            <text:p>2.65982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59883870968" calcext:value-type="float">
            <text:p>2.51759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92712" calcext:value-type="float">
            <text:p>2.44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602812903226" calcext:value-type="float">
            <text:p>2.80602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528" calcext:value-type="float">
            <text:p>2.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35070967742" calcext:value-type="float">
            <text:p>2.90435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18057142857" calcext:value-type="float">
            <text:p>3.023180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272541935484" calcext:value-type="float">
            <text:p>2.95272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0683870968" calcext:value-type="float">
            <text:p>2.81020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49172" calcext:value-type="float">
            <text:p>2.6649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166141935484" calcext:value-type="float">
            <text:p>2.82166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08176" calcext:value-type="float">
            <text:p>2.68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17341935484" calcext:value-type="float">
            <text:p>2.72717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44424" calcext:value-type="float">
            <text:p>2.57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149070967742" calcext:value-type="float">
            <text:p>2.88149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4416" calcext:value-type="float">
            <text:p>3.07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030193548387" calcext:value-type="float">
            <text:p>3.03030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156742857143" calcext:value-type="float">
            <text:p>2.961567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531367741935" calcext:value-type="float">
            <text:p>2.915313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583148387097" calcext:value-type="float">
            <text:p>2.80583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29284" calcext:value-type="float">
            <text:p>2.65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35888" calcext:value-type="float">
            <text:p>2.653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8164" calcext:value-type="float">
            <text:p>2.6458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571341935484" calcext:value-type="float">
            <text:p>2.47571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844619354839" calcext:value-type="float">
            <text:p>2.48844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98452" calcext:value-type="float">
            <text:p>2.469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2283870968" calcext:value-type="float">
            <text:p>2.78582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92872" calcext:value-type="float">
            <text:p>3.339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756864516129" calcext:value-type="float">
            <text:p>3.35756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31448275862" calcext:value-type="float">
            <text:p>3.2913144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41032258064" calcext:value-type="float">
            <text:p>3.258410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941083870968" calcext:value-type="float">
            <text:p>3.29941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11696" calcext:value-type="float">
            <text:p>3.21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91432258064" calcext:value-type="float">
            <text:p>3.099914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07104" calcext:value-type="float">
            <text:p>2.940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607458064516" calcext:value-type="float">
            <text:p>2.68607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78658064516" calcext:value-type="float">
            <text:p>2.66778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28852" calcext:value-type="float">
            <text:p>2.6628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693870967742" calcext:value-type="float">
            <text:p>3.03693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86804" calcext:value-type="float">
            <text:p>3.208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67329032258" calcext:value-type="float">
            <text:p>3.38367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53942857143" calcext:value-type="float">
            <text:p>3.499539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41148387097" calcext:value-type="float">
            <text:p>3.63641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027741935484" calcext:value-type="float">
            <text:p>3.94027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700346666667" calcext:value-type="float">
            <text:p>3.8970034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43548387097" calcext:value-type="float">
            <text:p>3.82843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88192" calcext:value-type="float">
            <text:p>3.658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60696774194" calcext:value-type="float">
            <text:p>3.639606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403341935484" calcext:value-type="float">
            <text:p>4.27403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69868" calcext:value-type="float">
            <text:p>4.186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944709677419" calcext:value-type="float">
            <text:p>4.17944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2076" calcext:value-type="float">
            <text:p>4.023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99096774194" calcext:value-type="float">
            <text:p>4.04499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220214285714" calcext:value-type="float">
            <text:p>4.012202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24438709677" calcext:value-type="float">
            <text:p>3.983244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24248275862" calcext:value-type="float">
            <text:p>3.8582424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902028571429" calcext:value-type="float">
            <text:p>3.809020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067724137931" calcext:value-type="float">
            <text:p>3.710677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212571428571" calcext:value-type="float">
            <text:p>3.582125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16275862069" calcext:value-type="float">
            <text:p>3.43162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74924137931" calcext:value-type="float">
            <text:p>3.270749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162773333333" calcext:value-type="float">
            <text:p>3.5916277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528662068965" calcext:value-type="float">
            <text:p>3.725286620689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5512" calcext:value-type="float">
            <text:p>3.800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943525925926" calcext:value-type="float">
            <text:p>3.76943525925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4468" calcext:value-type="float">
            <text:p>3.744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11251612903" calcext:value-type="float">
            <text:p>3.85811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0144" calcext:value-type="float">
            <text:p>3.84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176980645161" calcext:value-type="float">
            <text:p>3.81176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842" calcext:value-type="float">
            <text:p>3.86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89952941176" calcext:value-type="float">
            <text:p>4.0818995294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18179310345" calcext:value-type="float">
            <text:p>4.2791817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53432" calcext:value-type="float">
            <text:p>4.29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50068965517" calcext:value-type="float">
            <text:p>4.2425006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95344" calcext:value-type="float">
            <text:p>4.19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812028571429" calcext:value-type="float">
            <text:p>4.228120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4208" calcext:value-type="float">
            <text:p>4.20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31070967742" calcext:value-type="float">
            <text:p>4.10831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51608" calcext:value-type="float">
            <text:p>4.05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894709677419" calcext:value-type="float">
            <text:p>3.98894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96392" calcext:value-type="float">
            <text:p>3.869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433161290323" calcext:value-type="float">
            <text:p>4.05433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466116129032" calcext:value-type="float">
            <text:p>4.13466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30304" calcext:value-type="float">
            <text:p>3.723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127225806452" calcext:value-type="float">
            <text:p>3.91127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09012" calcext:value-type="float">
            <text:p>4.060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853058064516" calcext:value-type="float">
            <text:p>4.04853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75909677419" calcext:value-type="float">
            <text:p>4.00875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139380645161" calcext:value-type="float">
            <text:p>3.85139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0968" calcext:value-type="float">
            <text:p>3.79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724129032258" calcext:value-type="float">
            <text:p>3.73724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66552" calcext:value-type="float">
            <text:p>3.616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206477419355" calcext:value-type="float">
            <text:p>3.81206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74544516129" calcext:value-type="float">
            <text:p>4.28745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5588" calcext:value-type="float">
            <text:p>3.81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949109677419" calcext:value-type="float">
            <text:p>3.76949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4816" calcext:value-type="float">
            <text:p>3.73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994042857143" calcext:value-type="float">
            <text:p>3.659940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585341935484" calcext:value-type="float">
            <text:p>3.59585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1792" calcext:value-type="float">
            <text:p>3.36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62068965517" calcext:value-type="float">
            <text:p>3.2976206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74761290323" calcext:value-type="float">
            <text:p>3.19174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70272" calcext:value-type="float">
            <text:p>3.037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14516129032" calcext:value-type="float">
            <text:p>3.05414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240374193548" calcext:value-type="float">
            <text:p>3.40240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18228" calcext:value-type="float">
            <text:p>3.0018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99548387097" calcext:value-type="float">
            <text:p>2.97499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376430769231" calcext:value-type="float">
            <text:p>3.213764307692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76361290323" calcext:value-type="float">
            <text:p>3.31976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358685714286" calcext:value-type="float">
            <text:p>3.443586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09832258064" calcext:value-type="float">
            <text:p>3.429098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015664516129" calcext:value-type="float">
            <text:p>3.49015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128193103448" calcext:value-type="float">
            <text:p>3.4512819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884" calcext:value-type="float">
            <text:p>3.38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011393103448" calcext:value-type="float">
            <text:p>3.2501139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46264" calcext:value-type="float">
            <text:p>3.28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85376" calcext:value-type="float">
            <text:p>3.48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9656" calcext:value-type="float">
            <text:p>3.48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5564" calcext:value-type="float">
            <text:p>3.486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21428571429" calcext:value-type="float">
            <text:p>3.45621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9490994457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97976" calcext:value-type="float">
            <text:p>3.409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156" meta:object-count="0"/>
    <meta:user-defined meta:name="AppVersion">3.0</meta:user-defined>
  </office:meta>
</office:document-meta>
</file>